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o1" style:family="table">
      <style:table-properties style:width="8.25cm" fo:margin-left="-0.199cm" table:align="left" style:writing-mode="lr-tb"/>
    </style:style>
    <style:style style:name="Tablo1.A" style:family="table-column">
      <style:table-column-properties style:column-width="8.25cm"/>
    </style:style>
    <style:style style:name="Tablo1.1" style:family="table-row">
      <style:table-row-properties fo:keep-together="auto"/>
    </style:style>
    <style:style style:name="Tablo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2" style:family="table">
      <style:table-properties style:width="5.304cm" fo:margin-left="-0.199cm" table:align="left" style:writing-mode="lr-tb"/>
    </style:style>
    <style:style style:name="Tablo2.A" style:family="table-column">
      <style:table-column-properties style:column-width="5.304cm"/>
    </style:style>
    <style:style style:name="Tablo2.1" style:family="table-row">
      <style:table-row-properties fo:keep-together="auto"/>
    </style:style>
    <style:style style:name="Tablo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3" style:family="table">
      <style:table-properties style:width="12.43cm" fo:margin-left="-0.199cm" table:align="left" style:writing-mode="lr-tb"/>
    </style:style>
    <style:style style:name="Tablo3.A" style:family="table-column">
      <style:table-column-properties style:column-width="12.43cm"/>
    </style:style>
    <style:style style:name="Tablo3.1" style:family="table-row">
      <style:table-row-properties fo:keep-together="auto"/>
    </style:style>
    <style:style style:name="Tablo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4" style:family="table">
      <style:table-properties style:width="11.053cm" fo:margin-left="-0.199cm" table:align="left" style:writing-mode="lr-tb"/>
    </style:style>
    <style:style style:name="Tablo4.A" style:family="table-column">
      <style:table-column-properties style:column-width="11.053cm"/>
    </style:style>
    <style:style style:name="Tablo4.1" style:family="table-row">
      <style:table-row-properties fo:keep-together="auto"/>
    </style:style>
    <style:style style:name="Tablo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5" style:family="table">
      <style:table-properties style:width="15.639cm" fo:margin-left="-0.199cm" table:align="left" style:writing-mode="lr-tb"/>
    </style:style>
    <style:style style:name="Tablo5.A" style:family="table-column">
      <style:table-column-properties style:column-width="15.639cm"/>
    </style:style>
    <style:style style:name="Tablo5.1" style:family="table-row">
      <style:table-row-properties fo:keep-together="auto"/>
    </style:style>
    <style:style style:name="Tablo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6" style:family="table">
      <style:table-properties style:width="8.68cm" fo:margin-left="-0.199cm" table:align="left" style:writing-mode="lr-tb"/>
    </style:style>
    <style:style style:name="Tablo6.A" style:family="table-column">
      <style:table-column-properties style:column-width="8.68cm"/>
    </style:style>
    <style:style style:name="Tablo6.1" style:family="table-row">
      <style:table-row-properties fo:keep-together="auto"/>
    </style:style>
    <style:style style:name="Tablo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7" style:family="table">
      <style:table-properties style:width="15.639cm" fo:margin-left="-0.199cm" table:align="left" style:writing-mode="lr-tb"/>
    </style:style>
    <style:style style:name="Tablo7.A" style:family="table-column">
      <style:table-column-properties style:column-width="15.639cm"/>
    </style:style>
    <style:style style:name="Tablo7.1" style:family="table-row">
      <style:table-row-properties fo:keep-together="auto"/>
    </style:style>
    <style:style style:name="Tablo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8" style:family="table">
      <style:table-properties style:width="15.311cm" fo:margin-left="-0.199cm" table:align="left" style:writing-mode="lr-tb"/>
    </style:style>
    <style:style style:name="Tablo8.A" style:family="table-column">
      <style:table-column-properties style:column-width="15.311cm"/>
    </style:style>
    <style:style style:name="Tablo8.1" style:family="table-row">
      <style:table-row-properties fo:keep-together="auto"/>
    </style:style>
    <style:style style:name="Tablo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9" style:family="table">
      <style:table-properties style:width="14.928cm" fo:margin-left="-0.199cm" table:align="left" style:writing-mode="lr-tb"/>
    </style:style>
    <style:style style:name="Tablo9.A" style:family="table-column">
      <style:table-column-properties style:column-width="14.928cm"/>
    </style:style>
    <style:style style:name="Tablo9.1" style:family="table-row">
      <style:table-row-properties style:min-row-height="6.26cm" fo:keep-together="auto"/>
    </style:style>
    <style:style style:name="Tablo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10" style:family="table">
      <style:table-properties style:width="9.086cm" fo:margin-left="-0.199cm" table:align="left" style:writing-mode="lr-tb"/>
    </style:style>
    <style:style style:name="Tablo10.A" style:family="table-column">
      <style:table-column-properties style:column-width="9.086cm"/>
    </style:style>
    <style:style style:name="Tablo10.1" style:family="table-row">
      <style:table-row-properties fo:keep-together="auto"/>
    </style:style>
    <style:style style:name="Tablo1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11" style:family="table">
      <style:table-properties style:width="14.434cm" fo:margin-left="-0.199cm" table:align="left" style:writing-mode="lr-tb"/>
    </style:style>
    <style:style style:name="Tablo11.A" style:family="table-column">
      <style:table-column-properties style:column-width="14.434cm"/>
    </style:style>
    <style:style style:name="Tablo11.1" style:family="table-row">
      <style:table-row-properties fo:keep-together="auto"/>
    </style:style>
    <style:style style:name="Tablo1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12" style:family="table">
      <style:table-properties style:width="8.377cm" fo:margin-left="-0.199cm" table:align="left" style:writing-mode="lr-tb"/>
    </style:style>
    <style:style style:name="Tablo12.A" style:family="table-column">
      <style:table-column-properties style:column-width="8.377cm"/>
    </style:style>
    <style:style style:name="Tablo12.1" style:family="table-row">
      <style:table-row-properties fo:keep-together="auto"/>
    </style:style>
    <style:style style:name="Tablo1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13" style:family="table">
      <style:table-properties style:width="9.613cm" fo:margin-left="-0.199cm" table:align="left" style:writing-mode="lr-tb"/>
    </style:style>
    <style:style style:name="Tablo13.A" style:family="table-column">
      <style:table-column-properties style:column-width="9.613cm"/>
    </style:style>
    <style:style style:name="Tablo13.1" style:family="table-row">
      <style:table-row-properties fo:keep-together="auto"/>
    </style:style>
    <style:style style:name="Tablo1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14" style:family="table">
      <style:table-properties style:width="10.732cm" fo:margin-left="-0.199cm" table:align="left" style:writing-mode="lr-tb"/>
    </style:style>
    <style:style style:name="Tablo14.A" style:family="table-column">
      <style:table-column-properties style:column-width="10.732cm"/>
    </style:style>
    <style:style style:name="Tablo14.1" style:family="table-row">
      <style:table-row-properties fo:keep-together="auto"/>
    </style:style>
    <style:style style:name="Tablo1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15" style:family="table">
      <style:table-properties style:width="9.377cm" fo:margin-left="-0.199cm" table:align="left" style:writing-mode="lr-tb"/>
    </style:style>
    <style:style style:name="Tablo15.A" style:family="table-column">
      <style:table-column-properties style:column-width="9.377cm"/>
    </style:style>
    <style:style style:name="Tablo15.1" style:family="table-row">
      <style:table-row-properties fo:keep-together="auto"/>
    </style:style>
    <style:style style:name="Tablo1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16" style:family="table">
      <style:table-properties style:width="10.859cm" fo:margin-left="-0.199cm" table:align="left" style:writing-mode="lr-tb"/>
    </style:style>
    <style:style style:name="Tablo16.A" style:family="table-column">
      <style:table-column-properties style:column-width="10.859cm"/>
    </style:style>
    <style:style style:name="Tablo16.1" style:family="table-row">
      <style:table-row-properties fo:keep-together="auto"/>
    </style:style>
    <style:style style:name="Tablo1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17" style:family="table">
      <style:table-properties style:width="14.284cm" fo:margin-left="-0.199cm" table:align="left" style:writing-mode="lr-tb"/>
    </style:style>
    <style:style style:name="Tablo17.A" style:family="table-column">
      <style:table-column-properties style:column-width="14.284cm"/>
    </style:style>
    <style:style style:name="Tablo17.1" style:family="table-row">
      <style:table-row-properties fo:keep-together="auto"/>
    </style:style>
    <style:style style:name="Tablo1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18" style:family="table">
      <style:table-properties style:width="15.639cm" fo:margin-left="-0.199cm" table:align="left" style:writing-mode="lr-tb"/>
    </style:style>
    <style:style style:name="Tablo18.A" style:family="table-column">
      <style:table-column-properties style:column-width="15.639cm"/>
    </style:style>
    <style:style style:name="Tablo18.1" style:family="table-row">
      <style:table-row-properties fo:keep-together="auto"/>
    </style:style>
    <style:style style:name="Tablo1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19" style:family="table">
      <style:table-properties style:width="15.639cm" fo:margin-left="-0.199cm" table:align="left" style:writing-mode="lr-tb"/>
    </style:style>
    <style:style style:name="Tablo19.A" style:family="table-column">
      <style:table-column-properties style:column-width="15.639cm"/>
    </style:style>
    <style:style style:name="Tablo19.1" style:family="table-row">
      <style:table-row-properties fo:keep-together="auto"/>
    </style:style>
    <style:style style:name="Tablo1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20" style:family="table">
      <style:table-properties style:width="14.33cm" fo:margin-left="-0.199cm" table:align="left" style:writing-mode="lr-tb"/>
    </style:style>
    <style:style style:name="Tablo20.A" style:family="table-column">
      <style:table-column-properties style:column-width="14.33cm"/>
    </style:style>
    <style:style style:name="Tablo20.1" style:family="table-row">
      <style:table-row-properties fo:keep-together="auto"/>
    </style:style>
    <style:style style:name="Tablo2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21" style:family="table">
      <style:table-properties style:width="13.598cm" fo:margin-left="-0.199cm" table:align="left" style:writing-mode="lr-tb"/>
    </style:style>
    <style:style style:name="Tablo21.A" style:family="table-column">
      <style:table-column-properties style:column-width="13.598cm"/>
    </style:style>
    <style:style style:name="Tablo21.1" style:family="table-row">
      <style:table-row-properties fo:keep-together="auto"/>
    </style:style>
    <style:style style:name="Tablo2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22" style:family="table">
      <style:table-properties style:width="9.761cm" fo:margin-left="-0.199cm" table:align="left" style:writing-mode="lr-tb"/>
    </style:style>
    <style:style style:name="Tablo22.A" style:family="table-column">
      <style:table-column-properties style:column-width="9.761cm"/>
    </style:style>
    <style:style style:name="Tablo22.1" style:family="table-row">
      <style:table-row-properties fo:keep-together="auto"/>
    </style:style>
    <style:style style:name="Tablo2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23" style:family="table">
      <style:table-properties style:width="10.672cm" fo:margin-left="-0.199cm" table:align="left" style:writing-mode="lr-tb"/>
    </style:style>
    <style:style style:name="Tablo23.A" style:family="table-column">
      <style:table-column-properties style:column-width="10.672cm"/>
    </style:style>
    <style:style style:name="Tablo23.1" style:family="table-row">
      <style:table-row-properties fo:keep-together="auto"/>
    </style:style>
    <style:style style:name="Tablo2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24" style:family="table">
      <style:table-properties style:width="8.029cm" fo:margin-left="-0.199cm" table:align="left" style:writing-mode="lr-tb"/>
    </style:style>
    <style:style style:name="Tablo24.A" style:family="table-column">
      <style:table-column-properties style:column-width="8.029cm"/>
    </style:style>
    <style:style style:name="Tablo24.1" style:family="table-row">
      <style:table-row-properties fo:keep-together="auto"/>
    </style:style>
    <style:style style:name="Tablo2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style:text-autospace="none"/>
      <style:text-properties style:font-name="Arial" fo:font-size="14pt" fo:language="tr" fo:country="TR" officeooo:paragraph-rsid="001c226d" style:font-size-asian="14pt" style:font-name-complex="Arial" style:font-size-complex="14pt"/>
    </style:style>
    <style:style style:name="P2" style:family="paragraph" style:parent-style-name="Standard">
      <style:paragraph-properties style:text-autospace="none"/>
      <style:text-properties style:font-name="Arial" fo:font-size="14pt" fo:language="tr" fo:country="TR" fo:font-weight="bold" officeooo:paragraph-rsid="001c226d" style:font-size-asian="14pt" style:font-weight-asian="bold" style:font-name-complex="Arial" style:font-size-complex="14pt"/>
    </style:style>
    <style:style style:name="P3" style:family="paragraph" style:parent-style-name="Standard">
      <style:paragraph-properties style:text-autospace="none"/>
      <style:text-properties style:font-name="Arial" fo:font-size="14pt" officeooo:paragraph-rsid="001c226d" style:font-size-asian="14pt" style:font-name-complex="Arial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officeooo:paragraph-rsid="001c226d" style:font-size-asian="14pt" style:font-name-complex="Arial" style:font-size-complex="14pt"/>
    </style:style>
    <style:style style:name="P5" style:family="paragraph" style:parent-style-name="Standard">
      <style:text-properties style:font-name="Arial" fo:font-size="14pt" officeooo:paragraph-rsid="001c226d" style:font-size-asian="14pt" style:font-name-complex="Arial" style:font-size-complex="14pt"/>
    </style:style>
    <style:style style:name="P6" style:family="paragraph" style:parent-style-name="Standard">
      <style:paragraph-properties style:text-autospace="none"/>
      <style:text-properties style:font-name="Arial" fo:font-size="14pt" officeooo:paragraph-rsid="001c226d" style:font-name-asian="Arial" style:font-size-asian="14pt" style:font-name-complex="Arial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style:text-underline-style="solid" style:text-underline-width="auto" style:text-underline-color="font-color" fo:font-weight="bold" officeooo:paragraph-rsid="001c226d" style:font-size-asian="14pt" style:font-weight-asian="bold" style:font-name-complex="Arial" style:font-size-complex="14pt" style:font-weight-complex="bold"/>
    </style:style>
    <style:style style:name="P8" style:family="paragraph" style:parent-style-name="Standard">
      <style:paragraph-properties style:text-autospace="none"/>
      <style:text-properties style:font-name="Arial" fo:font-size="16pt" officeooo:paragraph-rsid="001c226d" style:font-size-asian="16pt" style:font-name-complex="Arial" style:font-size-complex="16pt"/>
    </style:style>
    <style:style style:name="P9" style:family="paragraph" style:parent-style-name="Standard" style:list-style-name="WW8Num2">
      <style:paragraph-properties style:text-autospace="none"/>
      <style:text-properties style:font-name="Arial" fo:font-size="16pt" officeooo:paragraph-rsid="001c226d" style:font-size-asian="16pt" style:font-name-complex="Arial" style:font-size-complex="16pt"/>
    </style:style>
    <style:style style:name="P10" style:family="paragraph" style:parent-style-name="Standard">
      <style:paragraph-properties style:text-autospace="none">
        <style:tab-stops>
          <style:tab-stop style:position="0.635cm"/>
        </style:tab-stops>
      </style:paragraph-properties>
      <style:text-properties style:font-name="Arial" fo:font-size="16pt" officeooo:paragraph-rsid="001c226d" style:font-size-asian="16pt" style:font-name-complex="Arial" style:font-size-complex="16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16pt" fo:font-weight="bold" officeooo:paragraph-rsid="001c226d" style:font-size-asian="16pt" style:font-weight-asian="bold" style:font-name-complex="Arial" style:font-size-complex="16pt"/>
    </style:style>
    <style:style style:name="P12" style:family="paragraph" style:parent-style-name="Standard">
      <style:paragraph-properties style:text-autospace="none"/>
      <style:text-properties style:font-name="Arial" fo:font-size="16pt" fo:font-weight="bold" officeooo:paragraph-rsid="001c226d" style:font-size-asian="16pt" style:font-weight-asian="bold" style:font-name-complex="Arial" style:font-size-complex="16pt"/>
    </style:style>
    <style:style style:name="P13" style:family="paragraph" style:parent-style-name="Standard">
      <style:paragraph-properties style:text-autospace="none"/>
      <style:text-properties style:font-name="Arial" fo:font-size="16pt" officeooo:paragraph-rsid="001c226d" style:font-name-asian="Arial" style:font-size-asian="16pt" style:font-name-complex="Arial" style:font-size-complex="16pt"/>
    </style:style>
    <style:style style:name="P14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fo:font-weight="bold" officeooo:paragraph-rsid="001c226d" style:font-weight-asian="bold" style:font-name-complex="Arial" style:font-weight-complex="bold"/>
    </style:style>
    <style:style style:name="P15" style:family="paragraph" style:parent-style-name="Standard">
      <style:paragraph-properties style:text-autospace="none"/>
      <style:text-properties style:font-name="Arial" style:text-underline-style="solid" style:text-underline-width="auto" style:text-underline-color="font-color" fo:font-weight="bold" officeooo:paragraph-rsid="001c226d" style:font-weight-asian="bold" style:font-name-complex="Ari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0pt" officeooo:paragraph-rsid="001c226d" style:font-size-asian="10pt" style:font-name-complex="Arial"/>
    </style:style>
    <style:style style:name="P17" style:family="paragraph" style:parent-style-name="Standard">
      <style:paragraph-properties fo:text-align="center" style:justify-single-word="false"/>
      <style:text-properties fo:font-size="18pt" fo:language="tr" fo:country="TR" fo:font-weight="bold" officeooo:paragraph-rsid="001c226d" style:font-size-asian="18pt" style:font-weight-asian="bold" style:font-size-complex="18pt"/>
    </style:style>
    <style:style style:name="P18" style:family="paragraph" style:parent-style-name="Standard">
      <style:text-properties fo:language="tr" fo:country="TR" officeooo:paragraph-rsid="001c226d"/>
    </style:style>
    <style:style style:name="P19" style:family="paragraph" style:parent-style-name="Standard">
      <style:paragraph-properties fo:text-align="center" style:justify-single-word="false" style:text-autospace="none"/>
      <style:text-properties officeooo:paragraph-rsid="001c226d"/>
    </style:style>
    <style:style style:name="P20" style:family="paragraph" style:parent-style-name="Standard">
      <style:paragraph-properties style:text-autospace="none"/>
      <style:text-properties officeooo:paragraph-rsid="001c226d"/>
    </style:style>
    <style:style style:name="P21" style:family="paragraph" style:parent-style-name="Standard">
      <style:paragraph-properties style:text-autospace="none">
        <style:tab-stops>
          <style:tab-stop style:position="0.635cm"/>
        </style:tab-stops>
      </style:paragraph-properties>
      <style:text-properties officeooo:paragraph-rsid="001c226d"/>
    </style:style>
    <style:style style:name="P22" style:family="paragraph" style:parent-style-name="Standard">
      <style:paragraph-properties fo:text-align="justify" style:justify-single-word="false"/>
      <style:text-properties officeooo:paragraph-rsid="001c226d"/>
    </style:style>
    <style:style style:name="P23" style:family="paragraph" style:parent-style-name="Standard">
      <style:paragraph-properties style:text-autospace="none"/>
      <style:text-properties fo:color="#ff6600" style:font-name="Arial" fo:font-size="14pt" officeooo:paragraph-rsid="001c226d" style:font-size-asian="14pt" style:font-name-complex="Arial" style:font-size-complex="14pt" style:font-weight-complex="bold"/>
    </style:style>
    <style:style style:name="P24" style:family="paragraph" style:parent-style-name="Standard">
      <style:text-properties fo:color="#ff6600" style:font-name="Arial" fo:font-size="14pt" officeooo:paragraph-rsid="001c226d" style:font-size-asian="14pt" style:font-name-complex="Arial" style:font-size-complex="14pt" style:font-weight-complex="bold"/>
    </style:style>
    <style:style style:name="P25" style:family="paragraph" style:parent-style-name="Standard">
      <style:text-properties fo:color="#008000" fo:font-size="14pt" fo:language="tr" fo:country="TR" fo:font-weight="bold" style:font-size-asian="14pt" style:font-weight-asian="bold" style:font-size-complex="14pt"/>
    </style:style>
    <style:style style:name="P26" style:family="paragraph" style:parent-style-name="Standard">
      <style:paragraph-properties fo:margin-left="0.635cm" fo:margin-right="0cm" fo:text-indent="0cm" style:auto-text-indent="false" style:text-autospace="none"/>
      <style:text-properties style:font-name="Arial" fo:font-size="16pt" officeooo:paragraph-rsid="001c226d" style:font-size-asian="16pt" style:font-name-complex="Arial" style:font-size-complex="16pt"/>
    </style:style>
    <style:style style:name="P27" style:family="paragraph" style:parent-style-name="Standard" style:list-style-name="WW8Num1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  <style:text-properties style:font-name="Arial" fo:font-size="14pt" officeooo:paragraph-rsid="001c226d" style:font-size-asian="14pt" style:font-name-complex="Arial" style:font-size-complex="14pt"/>
    </style:style>
    <style:style style:name="P28" style:family="paragraph" style:parent-style-name="Standard" style:list-style-name="WW8Num1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  <style:text-properties officeooo:paragraph-rsid="001c226d"/>
    </style:style>
    <style:style style:name="P29" style:family="paragraph" style:parent-style-name="Standard" style:list-style-name="WW8Num1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  <style:text-properties officeooo:paragraph-rsid="001c226d"/>
    </style:style>
    <style:style style:name="P30" style:family="paragraph" style:parent-style-name="Standard" style:master-page-name="Standard">
      <style:paragraph-properties fo:text-align="center" style:justify-single-word="false" style:page-number="auto"/>
      <style:text-properties officeooo:paragraph-rsid="001c226d"/>
    </style:style>
    <style:style style:name="P31" style:family="paragraph">
      <style:paragraph-properties fo:text-align="center" style:writing-mode="lr-tb"/>
    </style:style>
    <style:style style:name="T1" style:family="text">
      <style:text-properties fo:font-size="18pt" fo:language="tr" fo:country="TR" fo:font-weight="bold" style:font-size-asian="18pt" style:font-weight-asian="bold" style:font-size-complex="18pt"/>
    </style:style>
    <style:style style:name="T2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3" style:family="text">
      <style:text-properties style:font-name="Arial" fo:font-size="16pt" style:font-size-asian="16pt" style:font-name-complex="Arial" style:font-size-complex="16pt"/>
    </style:style>
    <style:style style:name="T4" style:family="text">
      <style:text-properties style:font-name="Arial" fo:font-size="16pt" style:font-name-asian="Arial" style:font-size-asian="16pt" style:font-name-complex="Arial" style:font-size-complex="16pt"/>
    </style:style>
    <style:style style:name="T5" style:family="text">
      <style:text-properties style:font-name="Arial" fo:font-size="14pt" style:font-name-asian="Arial" style:font-size-asian="14pt" style:font-name-complex="Arial" style:font-size-complex="14pt"/>
    </style:style>
    <style:style style:name="T6" style:family="text">
      <style:text-properties style:font-name="Arial" fo:font-size="14pt" style:font-size-asian="14pt" style:font-name-complex="Arial" style:font-size-complex="14pt"/>
    </style:style>
    <style:style style:name="T7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8" style:family="text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T9" style:family="text">
      <style:text-properties style:font-name="Arial" fo:font-size="14pt" fo:language="tr" fo:country="TR" style:font-size-asian="14pt" style:font-name-complex="Arial" style:font-size-complex="14pt"/>
    </style:style>
    <style:style style:name="T10" style:family="text">
      <style:text-properties style:font-name="Arial" fo:font-size="14pt" fo:language="tr" fo:country="TR" style:font-name-asian="Arial" style:font-size-asian="14pt" style:font-name-complex="Arial" style:font-size-complex="14pt"/>
    </style:style>
    <style:style style:name="T11" style:family="text">
      <style:text-properties style:font-name-asian="Arial"/>
    </style:style>
    <style:style style:name="T12" style:family="text">
      <style:text-properties fo:color="#ff0000" style:font-name="Arial" fo:font-size="16pt" style:font-size-asian="16pt" style:font-name-complex="Arial" style:font-size-complex="16pt"/>
    </style:style>
    <style:style style:name="T13" style:family="text">
      <style:text-properties fo:color="#ff0000" style:font-name="Arial" fo:font-size="14pt" fo:font-weight="bold" style:font-size-asian="14pt" style:font-weight-asian="bold" style:font-name-complex="Arial" style:font-size-complex="14pt"/>
    </style:style>
    <style:style style:name="T14" style:family="text">
      <style:text-properties fo:color="#ff0000" style:font-name="Arial" fo:font-size="14pt" style:font-size-asian="14pt" style:font-name-complex="Arial" style:font-size-complex="14pt"/>
    </style:style>
    <style:style style:name="T15" style:family="text">
      <style:text-properties fo:color="#ff0000" style:font-name="Arial" fo:font-size="14pt" fo:language="tr" fo:country="TR" fo:font-weight="bold" style:font-size-asian="14pt" style:font-weight-asian="bold" style:font-name-complex="Arial" style:font-size-complex="14pt"/>
    </style:style>
    <style:style style:name="T16" style:family="text">
      <style:text-properties fo:color="#ff0000" fo:font-size="18pt" fo:language="tr" fo:country="TR" style:font-size-asian="18pt" style:font-size-complex="18pt"/>
    </style:style>
    <style:style style:name="T17" style:family="text">
      <style:text-properties fo:color="#008000" style:font-name="Arial" fo:font-size="16pt" style:font-size-asian="16pt" style:font-name-complex="Arial" style:font-size-complex="16pt"/>
    </style:style>
    <style:style style:name="T18" style:family="text">
      <style:text-properties fo:color="#008000" style:font-name="Arial" fo:font-size="14pt" fo:font-weight="bold" style:font-size-asian="14pt" style:font-weight-asian="bold" style:font-name-complex="Arial" style:font-size-complex="14pt"/>
    </style:style>
    <style:style style:name="T19" style:family="text">
      <style:text-properties fo:color="#008000" style:font-name="Arial" fo:font-size="14pt" fo:language="tr" fo:country="TR" fo:font-weight="bold" style:font-size-asian="14pt" style:font-weight-asian="bold" style:font-name-complex="Arial" style:font-size-complex="14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56cm" fo:padding-right="0.256cm" fo:padding-top="0.129cm" fo:padding-bottom="0.129cm" fo:border="none">
        <style:background-image/>
      </style:graphic-properties>
    </style:style>
    <style:style style:name="gr1" style:family="graphic">
      <style:graphic-properties draw:stroke="solid" svg:stroke-width="0.026cm" svg:stroke-color="#000000" draw:marker-end="msArrowEnd_20_5" draw:marker-end-width="0.212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">JSTL (Java Special Tag Library)</text:span></text:p>
      <text:p text:style-name="P17"/>
      <text:p text:style-name="P18"/>
      <text:p text:style-name="P19"><text:span text:style-name="T2">Başlangıçta Yapılması Gerekenler</text:span></text:p>
      <text:p text:style-name="P8"/>
      <text:list xml:id="list2362790349221147597" text:style-name="WW8Num2">
        <text:list-item>
          <text:p text:style-name="P9">JSTL kütüphaneleri eklenmelidir. </text:p>
        </text:list-item>
      </text:list>
      <text:p text:style-name="P26">(Libraries/Add Library/JSTL1.1)</text:p>
      <text:p text:style-name="P8"/>
      <text:list xml:id="list204519076478901" text:continue-numbering="true" text:style-name="WW8Num2">
        <text:list-item>
          <text:p text:style-name="P9">&lt;%@taglib uri="http://java.sun.com/jsp/jstl/core" prefix="c"%&gt;</text:p>
        </text:list-item>
      </text:list>
      <text:p text:style-name="P8"/>
      <text:p text:style-name="P11"><text:span text:style-name="T11"><text:s/></text:span>Etiket Örnekleri</text:p>
      <text:p text:style-name="P8"/>
      <table:table table:name="Tablo1" table:style-name="Tablo1">
        <table:table-column table:style-name="Tablo1.A"/>
        <table:table-row table:style-name="Tablo1.1">
          <table:table-cell table:style-name="Tablo1.A1" office:value-type="string">
            <text:p text:style-name="P8">&lt;c:set var="sayi" value="10"/&gt;</text:p>
            <text:p text:style-name="P20"><text:span text:style-name="T3">&lt;c:out value="${sayi}"/&gt;</text:span></text:p>
          </table:table-cell>
        </table:table-row>
      </table:table>
      <text:p text:style-name="P8"/>
      <table:table table:name="Tablo2" table:style-name="Tablo2">
        <table:table-column table:style-name="Tablo2.A"/>
        <table:table-row table:style-name="Tablo2.1">
          <table:table-cell table:style-name="Tablo2.A1" office:value-type="string">
            <text:p text:style-name="P8">. . . .</text:p>
            <text:p text:style-name="P20"><draw:line text:anchor-type="char" draw:z-index="0" draw:style-name="gr1" draw:text-style-name="P31" svg:x1="2.217cm" svg:y1="0.423cm" svg:x2="3.625cm" svg:y2="2.61cm"><text:p/></draw:line><draw:frame draw:style-name="fr1" draw:name="Çerçeve1" text:anchor-type="char" svg:x="6.071cm" svg:y="0.31cm" svg:width="4.083cm" svg:height="0.997cm" draw:z-index="1"><draw:text-box><text:p text:style-name="Standard"><text:span text:style-name="T16">Çalışmaz!!!</text:span></text:p></draw:text-box></draw:frame><text:span text:style-name="T3">&lt;% int </text:span><text:span text:style-name="T12">a=5</text:span><text:span text:style-name="T3">; %&gt; <text:s text:c="3"/></text:span></text:p>
            <text:p text:style-name="P8">&lt;html&gt;</text:p>
            <text:p text:style-name="P8">. . . .</text:p>
            <text:p text:style-name="P8"><text:span text:style-name="T11"><text:s text:c="4"/></text:span>&lt;body&gt;</text:p>
            <text:p text:style-name="P20"><text:span text:style-name="T3">&lt;c:out value="</text:span><text:span text:style-name="T12">a</text:span><text:span text:style-name="T3">"/&gt;</text:span></text:p>
          </table:table-cell>
        </table:table-row>
      </table:table>
      <text:p text:style-name="P13"><text:s text:c="3"/></text:p>
      <table:table table:name="Tablo3" table:style-name="Tablo3">
        <table:table-column table:style-name="Tablo3.A"/>
        <table:table-row table:style-name="Tablo3.1">
          <table:table-cell table:style-name="Tablo3.A1" office:value-type="string">
            <text:p text:style-name="P8">&lt;% </text:p>
            <text:p text:style-name="P8"><text:span text:style-name="T11"><text:s text:c="3"/></text:span>int a=5; </text:p>
            <text:p text:style-name="P20"><draw:line text:anchor-type="char" draw:z-index="2" draw:style-name="gr1" draw:text-style-name="P31" svg:x1="7.181cm" svg:y1="0.55cm" svg:x2="4.191cm" svg:y2="3.402cm"><text:p/></draw:line><text:span text:style-name="T4"> <text:s text:c="2"/></text:span><text:span text:style-name="T17">pageContext.setAttribute("b",new Integer(a));</text:span></text:p>
            <text:p text:style-name="P8">%&gt; <text:s text:c="3"/></text:p>
            <text:p text:style-name="P8">&lt;html&gt;</text:p>
            <text:p text:style-name="P8">. . . .</text:p>
            <text:p text:style-name="P8"><text:span text:style-name="T11"><text:s text:c="4"/></text:span>&lt;body&gt;</text:p>
            <text:p text:style-name="P20"><text:span text:style-name="T3">&lt;c:out value</text:span><text:span text:style-name="T17">="${b}"/&gt;</text:span><text:span text:style-name="T3"> <text:s/></text:span></text:p>
          </table:table-cell>
        </table:table-row>
      </table:table>
      <text:p text:style-name="P8"/>
      <text:p text:style-name="P8"/>
      <text:p text:style-name="P8"/>
      <table:table table:name="Tablo4" table:style-name="Tablo4">
        <table:table-column table:style-name="Tablo4.A"/>
        <table:table-row table:style-name="Tablo4.1">
          <table:table-cell table:style-name="Tablo4.A1" office:value-type="string">
            <text:p text:style-name="P8">&lt;c:forEach begin="1" end="10" step="1"&gt;</text:p>
            <text:p text:style-name="P20"><text:span text:style-name="T4"><text:s text:c="4"/></text:span><text:span text:style-name="T3">Merhaba&lt;br&gt;</text:span></text:p>
            <text:p text:style-name="P8">&lt;/c:forEach&gt;</text:p>
          </table:table-cell>
        </table:table-row>
      </table:table>
      <text:p text:style-name="P8"/>
      <text:p text:style-name="P12">govdeli1.tag (Tag File)</text:p>
      <table:table table:name="Tablo5" table:style-name="Tablo5">
        <table:table-column table:style-name="Tablo5.A"/>
        <table:table-row table:style-name="Tablo5.1">
          <table:table-cell table:style-name="Tablo5.A1" office:value-type="string">
            <text:p text:style-name="P8">&lt;%@tag description="put the tag description here" <text:soft-page-break/>pageEncoding="UTF-8"%&gt;</text:p>
            <text:p text:style-name="P8">&lt;%@taglib uri="http://java.sun.com/jsp/jstl/core" prefix="c"%&gt;</text:p>
            <text:p text:style-name="P8"/>
            <text:p text:style-name="P8">&lt;%@attribute name="sayi"%&gt;</text:p>
            <text:p text:style-name="P8"/>
            <text:p text:style-name="P20"><text:span text:style-name="T3">&lt;jsp:doBody var="body" scope="page"/&gt;</text:span></text:p>
            <text:p text:style-name="P8"/>
            <text:p text:style-name="P8">&lt;c:forEach begin="1" end="${sayi}" step="1"&gt;</text:p>
            <text:p text:style-name="P8"><text:span text:style-name="T11"><text:s text:c="4"/></text:span>${body}</text:p>
            <text:p text:style-name="P8">&lt;/c:forEach&gt;</text:p>
          </table:table-cell>
        </table:table-row>
      </table:table>
      <text:p text:style-name="P8"/>
      <text:p text:style-name="P12">jsp’de kullanım</text:p>
      <table:table table:name="Tablo6" table:style-name="Tablo6">
        <table:table-column table:style-name="Tablo6.A"/>
        <table:table-row table:style-name="Tablo6.1">
          <table:table-cell table:style-name="Tablo6.A1" office:value-type="string">
            <text:p text:style-name="P8">&lt;prf:govdeli1 sayi="20"&gt; <text:s text:c="11"/></text:p>
            <text:p text:style-name="P8"><text:span text:style-name="T11"><text:s text:c="12"/></text:span>bu da deneme</text:p>
            <text:p text:style-name="P8">&lt;/prf:govdeli1&gt;</text:p>
          </table:table-cell>
        </table:table-row>
      </table:table>
      <text:p text:style-name="P8"/>
      <text:p text:style-name="P14">Tag-File ile Dinamik Attribute Kullanımı:</text:p>
      <text:p text:style-name="P16"/>
      <text:p text:style-name="P21"><text:span text:style-name="T3">Attribute’ların istenilen isimlerle ve istenilen sayı kadar verilebilmesini sağlayabiliriz.</text:span></text:p>
      <text:p text:style-name="P10"/>
      <text:p text:style-name="P12">dinamik.tag</text:p>
      <table:table table:name="Tablo7" table:style-name="Tablo7">
        <table:table-column table:style-name="Tablo7.A"/>
        <table:table-row table:style-name="Tablo7.1">
          <table:table-cell table:style-name="Tablo7.A1" office:value-type="string">
            <text:p text:style-name="P3">&lt;%@tag body-content="empty" dynamic-attributes="dyna"%&gt;</text:p>
            <text:p text:style-name="P3">&lt;c:forEach var="nitelik" items="${dyna}"&gt;</text:p>
            <text:p text:style-name="P3"><text:span text:style-name="T11"><text:s text:c="4"/></text:span>${nitelik.key}-${nitelik.value}&lt;br&gt;</text:p>
            <text:p text:style-name="P20"><text:span text:style-name="T5"><text:s/></text:span><text:span text:style-name="T6">&lt;/c:forEach&gt;</text:span><text:span text:style-name="T3"> <text:s text:c="3"/></text:span></text:p>
          </table:table-cell>
        </table:table-row>
      </table:table>
      <text:p text:style-name="P8"/>
      <text:p text:style-name="P22"><text:span text:style-name="T8">&lt;%@tag</text:span><text:span text:style-name="T6"> ile gövdenin boş olacağını </text:span><text:span text:style-name="T8">empty</text:span><text:span text:style-name="T6"> ve attribute’ların dinamik olacağını belirtir ve bu ”</text:span><text:span text:style-name="T8">dyna</text:span><text:span text:style-name="T6">” ile tanımlanır. Dinamik attribute javadaki </text:span><text:span text:style-name="T8">HashMap</text:span><text:span text:style-name="T6"> sınıf yapısındaki diziler gibi </text:span><text:span text:style-name="T8">anahtar-değer</text:span><text:span text:style-name="T6"> yapısında (hash) bir yapıdadır. Buradaki </text:span><text:span text:style-name="T8">forEach</text:span><text:span text:style-name="T6"> dyna ile tanımlı dizi sonuna gelininceye kadar döngü işlenir. </text:span></text:p>
      <text:p text:style-name="P4"/>
      <text:p text:style-name="P12">jsp’de kullanım</text:p>
      <table:table table:name="Tablo8" table:style-name="Tablo8">
        <table:table-column table:style-name="Tablo8.A"/>
        <table:table-row table:style-name="Tablo8.1">
          <table:table-cell table:style-name="Tablo8.A1" office:value-type="string">
            <text:p text:style-name="P3">&lt;%@ taglib tagdir="/WEB-INF/tags/" prefix="dyn"%&gt;</text:p>
            <text:p text:style-name="P3">&lt;dyn:dinamik ad="ahmet" meyva="elma" yas="15" kurs="java"/&gt;</text:p>
          </table:table-cell>
        </table:table-row>
      </table:table>
      <text:p text:style-name="P8"/>
      <text:p text:style-name="P8"/>
      <text:p text:style-name="P8"/>
      <text:p text:style-name="P12">sepetGoster.jsp</text:p>
      <table:table table:name="Tablo9" table:style-name="Tablo9">
        <table:table-column table:style-name="Tablo9.A"/>
        <text:soft-page-break/>
        <table:table-row table:style-name="Tablo9.1">
          <table:table-cell table:style-name="Tablo9.A1" office:value-type="string">
            <text:p text:style-name="P3">&lt;jsp:useBean id="myBean" class="my.Sepet"/&gt;</text:p>
            <text:p text:style-name="P6"><text:s text:c="3"/></text:p>
            <text:p text:style-name="P20"><text:span text:style-name="T5"><text:s text:c="3"/></text:span><text:span text:style-name="T6">&lt;jsp:setProperty name="myBean" property="ad" value="&lt;%=request.getParameter("ad")%&gt;"/&gt;</text:span></text:p>
            <text:p text:style-name="P6"><text:s text:c="3"/></text:p>
            <text:p text:style-name="P3"><text:span text:style-name="T11"><text:s text:c="4"/></text:span>&lt;jsp:setProperty name="myBean" property="fiyat" value="${param.fiyat}"/&gt;</text:p>
            <text:p text:style-name="P6"><text:s text:c="4"/></text:p>
            <text:p text:style-name="P3"><text:span text:style-name="T11"><text:s text:c="4"/></text:span>&lt;c:forEach var="spt" items="${myBean.goster}"&gt;</text:p>
            <text:p text:style-name="P3"><text:span text:style-name="T11"><text:s text:c="8"/></text:span>&lt;c:out value="${spt.key}"/&gt;--&gt;&lt;c:out value="${spt.value}"/&gt; <text:s text:c="7"/></text:p>
            <text:p text:style-name="P3"><text:span text:style-name="T11"><text:s text:c="4"/></text:span>&lt;/c:forEach&gt;</text:p>
          </table:table-cell>
        </table:table-row>
      </table:table>
      <text:p text:style-name="P8"/>
      <text:p text:style-name="P12">my.Sepet</text:p>
      <table:table table:name="Tablo10" table:style-name="Tablo10">
        <table:table-column table:style-name="Tablo10.A"/>
        <table:table-row table:style-name="Tablo10.1">
          <table:table-cell table:style-name="Tablo10.A1" office:value-type="string">
            <text:p text:style-name="P3">private String ad;</text:p>
            <text:p text:style-name="P3"><text:span text:style-name="T11"><text:s text:c="4"/></text:span>private int fiyat;</text:p>
            <text:p text:style-name="P3"><text:span text:style-name="T11"><text:s text:c="4"/></text:span>private HashMap goster;</text:p>
            <text:p text:style-name="P3">............................................</text:p>
            <text:p text:style-name="P3"><text:span text:style-name="T11">………………………………</text:span>.</text:p>
            <text:p text:style-name="P3">public HashMap getGoster() {</text:p>
            <text:p text:style-name="P3"><text:span text:style-name="T11"><text:s text:c="8"/></text:span>HashMap mp=new HashMap();</text:p>
            <text:p text:style-name="P3"><text:span text:style-name="T11"><text:s text:c="8"/></text:span>mp.put("ad", ad);</text:p>
            <text:p text:style-name="P3"><text:span text:style-name="T11"><text:s text:c="8"/></text:span>mp.put("fiyat", new Integer(fiyat));</text:p>
            <text:p text:style-name="P3"><text:span text:style-name="T11"><text:s text:c="8"/></text:span>return mp;</text:p>
            <text:p text:style-name="P3"><text:span text:style-name="T11"><text:s text:c="4"/></text:span>}</text:p>
          </table:table-cell>
        </table:table-row>
      </table:table>
      <text:p text:style-name="P8"/>
      <text:p text:style-name="P20"><text:a xlink:type="simple" xlink:href="http://localhost:8084/jstltest/index.jsp?ad=Ahmet&amp;soyad=Kar&amp;maas=2000"><text:span text:style-name="T6">http://localhost:8084/jstltest/index.jsp?ad=Ahmet&amp;soyad=Kar&amp;maas=2000</text:span></text:a></text:p>
      <text:p text:style-name="P8"/>
      <table:table table:name="Tablo11" table:style-name="Tablo11">
        <table:table-column table:style-name="Tablo11.A"/>
        <table:table-row table:style-name="Tablo11.1">
          <table:table-cell table:style-name="Tablo11.A1" office:value-type="string">
            <text:p text:style-name="P3">&lt;c:forEach var="prm" items="${param}"&gt;</text:p>
            <text:p text:style-name="P3"><text:span text:style-name="T11"><text:s text:c="4"/></text:span>&lt;c:out value="${prm.key}"/&gt; -- &lt;c:out value="${prm.value}"/&gt;</text:p>
            <text:p text:style-name="P3"><text:span text:style-name="T11"><text:s text:c="4"/></text:span>&lt;BR&gt;</text:p>
            <text:p text:style-name="P20"><text:span text:style-name="T4"><text:s/></text:span><text:span text:style-name="T6">&lt;/c:forEach&gt;</text:span></text:p>
          </table:table-cell>
        </table:table-row>
      </table:table>
      <text:p text:style-name="P8"/>
      <text:p text:style-name="P8"/>
      <text:p text:style-name="P8"/>
      <text:p text:style-name="P12">Başka sayfaya yönelme</text:p>
      <table:table table:name="Tablo12" table:style-name="Tablo12">
        <table:table-column table:style-name="Tablo12.A"/>
        <table:table-row table:style-name="Tablo12.1">
          <table:table-cell table:style-name="Tablo12.A1" office:value-type="string">
            <text:p text:style-name="P8">&lt;c:redirect url="dynatest.jsp"/&gt;</text:p>
          </table:table-cell>
        </table:table-row>
      </table:table>
      <text:p text:style-name="P8"/>
      <text:p text:style-name="P8"/>
      <text:p text:style-name="P14">JSTL ile Program Akış Kontrolü:</text:p>
      <text:p text:style-name="P8"/>
      <table:table table:name="Tablo13" table:style-name="Tablo13">
        <table:table-column table:style-name="Tablo13.A"/>
        <table:table-row table:style-name="Tablo13.1">
          <table:table-cell table:style-name="Tablo13.A1" office:value-type="string">
            <text:list xml:id="list3164992497825534456" text:style-name="WW8Num1">
              <text:list-item>
                <text:p text:style-name="P27">&lt;c:if test="${10&gt;5}"&gt; <text:s/>Büyük <text:s/>&lt;/c:if&gt; <text:s text:c="3"/></text:p>
              </text:list-item>
              <text:list-item>
                <text:p text:style-name="P28"><text:span text:style-name="T6">&lt;c:if test="${10&gt;25}"&gt; Küçük &lt;/c:if&gt;</text:span><text:span text:style-name="T3"> <text:s/></text:span></text:p>
              </text:list-item>
            </text:list>
          </table:table-cell>
        </table:table-row>
      </table:table>
      <text:p text:style-name="P8"><text:soft-page-break/></text:p>
      <text:list xml:id="list204519233115366" text:continue-numbering="true" text:style-name="WW8Num1">
        <text:list-item>
          <text:p text:style-name="P28"><text:span text:style-name="T6">Koşul ifadesinde javadaki ve <text:s/>operatörü “</text:span><text:span text:style-name="T8">&amp;&amp;</text:span><text:span text:style-name="T6">”, veya operatörü “</text:span><text:span text:style-name="T8">||</text:span><text:span text:style-name="T6">” kullanılabilir.</text:span></text:p>
        </text:list-item>
      </text:list>
      <text:p text:style-name="P4"/>
      <text:list xml:id="list204519677375287" text:continue-numbering="true" text:style-name="WW8Num1">
        <text:list-item>
          <text:p text:style-name="P28"><text:span text:style-name="T6">Koşul ifadesinde”&gt;”, “&lt;” gibi karşılaştırma operatörleri yerine “</text:span><text:span text:style-name="T8">gt (greater than)</text:span><text:span text:style-name="T6">”, “</text:span><text:span text:style-name="T8">lt (less than) </text:span><text:span text:style-name="T6"><text:s/>gibi ifadelerde kullanılabilir:</text:span></text:p>
        </text:list-item>
      </text:list>
      <text:p text:style-name="P8"/>
      <table:table table:name="Tablo14" table:style-name="Tablo14">
        <table:table-column table:style-name="Tablo14.A"/>
        <table:table-row table:style-name="Tablo14.1">
          <table:table-cell table:style-name="Tablo14.A1" office:value-type="string">
            <text:p text:style-name="P8">&lt;c:if test="${10 gt 5}"&gt; Büyük (gt) &lt;/c:if&gt;</text:p>
          </table:table-cell>
        </table:table-row>
      </table:table>
      <text:list xml:id="list204519660905318" text:continue-numbering="true" text:style-name="WW8Num1">
        <text:list-item>
          <text:p text:style-name="P28"><text:span text:style-name="T6">Koşul ifadesinde “</text:span><text:span text:style-name="T8">and</text:span><text:span text:style-name="T6">”, veya operatörü “</text:span><text:span text:style-name="T8">or</text:span><text:span text:style-name="T6">” kullanılabilir:</text:span></text:p>
        </text:list-item>
      </text:list>
      <text:p text:style-name="P8"/>
      <table:table table:name="Tablo15" table:style-name="Tablo15">
        <table:table-column table:style-name="Tablo15.A"/>
        <table:table-row table:style-name="Tablo15.1">
          <table:table-cell table:style-name="Tablo15.A1" office:value-type="string">
            <text:p text:style-name="P20"><text:span text:style-name="T9">&lt;c:if test="${(100 gt 25) and (8 gt 12)}"&gt;</text:span></text:p>
            <text:p text:style-name="P1"><text:span text:style-name="T11"><text:s text:c="5"/></text:span>Büyük (gt, and)</text:p>
            <text:p text:style-name="P1">&lt;/c:if&gt;</text:p>
          </table:table-cell>
        </table:table-row>
      </table:table>
      <text:p text:style-name="P8"/>
      <text:p text:style-name="P7">Karmaşık Koşul Yapıları: &lt;c:choose&gt;, &lt;c:when&gt;, &lt;c:otherwise&gt; </text:p>
      <text:p text:style-name="P7"/>
      <text:list xml:id="list204520424553300" text:continue-numbering="true" text:style-name="WW8Num1">
        <text:list-item>
          <text:p text:style-name="P29"><text:span text:style-name="T8">&lt;c:if&gt;</text:span><text:span text:style-name="T6"> yapısında else tipinde ve daha karmaşık yapıların kullanılması zor olabilir. Bunun yerine iç içe veya ayrı &lt;c:if&gt; blokları yapılabilir ama okunuş ve uygulama zor olabilir.</text:span></text:p>
        </text:list-item>
      </text:list>
      <text:p text:style-name="P5"/>
      <text:list xml:id="list204521015270258" text:continue-numbering="true" text:style-name="WW8Num1">
        <text:list-item>
          <text:p text:style-name="P29"><text:span text:style-name="T6">Bu nedenle karmaşık koşul ifadeleri için javadaki </text:span><text:span text:style-name="T7">switch-</text:span><text:span text:style-name="T8">case</text:span><text:span text:style-name="T6"> ifadesine benzeyen <text:s/>&lt;c:choose&gt;, &lt;c:when&gt;, &lt;c:otherwise&gt; yapıları birlikte kullanılır:</text:span></text:p>
        </text:list-item>
      </text:list>
      <text:p text:style-name="P3"/>
      <table:table table:name="Tablo16" table:style-name="Tablo16">
        <table:table-column table:style-name="Tablo16.A"/>
        <table:table-row table:style-name="Tablo16.1">
          <table:table-cell table:style-name="Tablo16.A1" office:value-type="string">
            <text:p text:style-name="P1">&lt;c:choose&gt;</text:p>
            <text:p text:style-name="P1"><text:span text:style-name="T11"><text:s text:c="4"/></text:span>&lt;c:when test="${(100 gt 25) and (8 gt 12)}"&gt;</text:p>
            <text:p text:style-name="P1"><text:span text:style-name="T11"><text:s text:c="8"/></text:span>Büyük when</text:p>
            <text:p text:style-name="P1"><text:span text:style-name="T11"><text:s text:c="4"/></text:span>&lt;/c:when&gt; <text:s text:c="3"/></text:p>
            <text:p text:style-name="P1"><text:span text:style-name="T11"><text:s text:c="4"/></text:span>&lt;c:otherwise&gt;</text:p>
            <text:p text:style-name="P1"><text:span text:style-name="T11"><text:s text:c="8"/></text:span>Küçük otherwise</text:p>
            <text:p text:style-name="P1"><text:span text:style-name="T11"><text:s text:c="4"/></text:span>&lt;/c:otherwise&gt; <text:s text:c="3"/></text:p>
            <text:p text:style-name="P1">&lt;/c:choose&gt;</text:p>
          </table:table-cell>
        </table:table-row>
      </table:table>
      <text:p text:style-name="P3"/>
      <text:p text:style-name="P7">JSTL ile Sayı, Tarih Değerlerinin Değişik Formatlarda Ekrana Bastırılması</text:p>
      <text:p text:style-name="P15"/>
      <text:p text:style-name="P3"/>
      <table:table table:name="Tablo17" table:style-name="Tablo17">
        <table:table-column table:style-name="Tablo17.A"/>
        <table:table-row table:style-name="Tablo17.1">
          <table:table-cell table:style-name="Tablo17.A1" office:value-type="string">
            <text:p text:style-name="P20"><text:span text:style-name="T6">&lt;%@taglib uri="http://java.sun.com/jsp/jstl/</text:span><text:span text:style-name="T18">core</text:span><text:span text:style-name="T6">" prefix="c"%&gt;</text:span></text:p>
            <text:p text:style-name="P20"><text:span text:style-name="T6">&lt;%@taglib uri="http://java.sun.com/jsp/jstl/</text:span><text:span text:style-name="T13">fmt</text:span><text:span text:style-name="T6">" prefix="fmt"%&gt;</text:span></text:p>
          </table:table-cell>
        </table:table-row>
      </table:table>
      <text:p text:style-name="P3"/>
      <table:table table:name="Tablo18" table:style-name="Tablo18">
        <table:table-column table:style-name="Tablo18.A"/>
        <table:table-row table:style-name="Tablo18.1">
          <table:table-cell table:style-name="Tablo18.A1" office:value-type="string">
            <text:p text:style-name="P20"><draw:line text:anchor-type="char" draw:z-index="3" draw:style-name="gr1" draw:text-style-name="P31" svg:x1="9.387cm" svg:y1="0.363cm" svg:x2="11.068cm" svg:y2="3.097cm"><text:p/></draw:line><text:span text:style-name="T6">&lt;jsp:useBean class="java.util.Date" id="</text:span><text:span text:style-name="T18">bugun</text:span><text:span text:style-name="T6">" scope="page"/&gt;</text:span></text:p>
            <text:p text:style-name="P24"><draw:frame draw:style-name="fr1" draw:name="Çerçeve2" text:anchor-type="char" svg:x="13.393cm" svg:y="0.191cm" svg:width="2.736cm" svg:height="1.369cm" draw:z-index="4"><draw:text-box><text:p text:style-name="P25">ikisi de olabilir</text:p></draw:text-box></draw:frame><draw:line text:anchor-type="char" draw:z-index="6" draw:style-name="gr1" draw:text-style-name="P31" svg:x1="11.4cm" svg:y1="-0.011cm" svg:x2="13.667cm" svg:y2="0.342cm"><text:p/></draw:line>&lt;%</text:p>
            <text:p text:style-name="P24"><draw:line text:anchor-type="char" draw:z-index="5" draw:style-name="gr1" draw:text-style-name="P31" svg:x1="12.338cm" svg:y1="0.243cm" svg:x2="13.627cm" svg:y2="0.164cm"><text:p/></draw:line><text:span text:style-name="T11"> <text:s text:c="2"/></text:span>pageContext.setAttribute("bugun",new java.util.Date()); </text:p>
            <text:p text:style-name="P23">%&gt;</text:p>
            <text:p text:style-name="P3"><text:soft-page-break/>&lt;fmt:formatNumber pattern="###,###.##" value="123456789.034" /&gt;</text:p>
            <text:p text:style-name="P20"><text:span text:style-name="T6">&lt;fmt:formatDate pattern="dd/MM/yyyy" value="${</text:span><text:span text:style-name="T18">bugun</text:span><text:span text:style-name="T6">}"/&gt;</text:span></text:p>
          </table:table-cell>
        </table:table-row>
      </table:table>
      <text:p text:style-name="P7"/>
      <text:p text:style-name="P7">JSTL ile String ifadeleri Atomlara Ayırmak (tokens)</text:p>
      <text:p text:style-name="P3"/>
      <text:p text:style-name="P3"/>
      <table:table table:name="Tablo19" table:style-name="Tablo19">
        <table:table-column table:style-name="Tablo19.A"/>
        <table:table-row table:style-name="Tablo19.1">
          <table:table-cell table:style-name="Tablo19.A1" office:value-type="string">
            <text:p text:style-name="P3">&lt;c:forTokens items="ali,top,tut" delims="," var="tok"&gt;</text:p>
            <text:p text:style-name="P3"><text:span text:style-name="T11"><text:s text:c="4"/></text:span>&lt;c:out value="${tok}"/&gt;</text:p>
            <text:p text:style-name="P3"><text:span text:style-name="T11"><text:s text:c="4"/></text:span>&lt;BR&gt;</text:p>
            <text:p text:style-name="P3">&lt;/c:forTokens&gt;</text:p>
          </table:table-cell>
        </table:table-row>
      </table:table>
      <text:p text:style-name="P3"/>
      <text:p text:style-name="P20"><text:span text:style-name="T14">items="ali,,,top,,,tut"</text:span><text:span text:style-name="T6"> : <text:s/>Birden fazla “,” olmasına rağmen bir tane kabul edilir.</text:span></text:p>
      <text:p text:style-name="P3"/>
      <text:p text:style-name="P3"/>
      <text:p text:style-name="P3"/>
      <text:p text:style-name="P7">JSTL ile Database ve SQL Kullanımı</text:p>
      <text:p text:style-name="P15"/>
      <text:p text:style-name="P3"/>
      <table:table table:name="Tablo20" table:style-name="Tablo20">
        <table:table-column table:style-name="Tablo20.A"/>
        <table:table-row table:style-name="Tablo20.1">
          <table:table-cell table:style-name="Tablo20.A1" office:value-type="string">
            <text:p text:style-name="P20"><text:span text:style-name="T9">&lt;%@taglib uri="http://java.sun.com/jsp/jstl/</text:span><text:span text:style-name="T15">core</text:span><text:span text:style-name="T9">" prefix="c"%&gt; </text:span></text:p>
            <text:p text:style-name="P20"><text:span text:style-name="T9">&lt;%@taglib uri="http://java.sun.com/jsp/jstl/</text:span><text:span text:style-name="T19">sql</text:span><text:span text:style-name="T9">" prefix="sql"%&gt;</text:span></text:p>
          </table:table-cell>
        </table:table-row>
      </table:table>
      <text:p text:style-name="P1"/>
      <text:p text:style-name="P2">Veritabanına bağlanma</text:p>
      <text:p text:style-name="P1"/>
      <table:table table:name="Tablo21" table:style-name="Tablo21">
        <table:table-column table:style-name="Tablo21.A"/>
        <table:table-row table:style-name="Tablo21.1">
          <table:table-cell table:style-name="Tablo21.A1" office:value-type="string">
            <text:p text:style-name="P20"><text:span text:style-name="T9">&lt;sql:setDataSource driver="sun.jdbc.odbc.JdbcOdbcDriver" url="jdbc:odbc:deneme" user="" password="" /&gt; <text:s/></text:span></text:p>
          </table:table-cell>
        </table:table-row>
      </table:table>
      <text:p text:style-name="P1"/>
      <text:p text:style-name="P2">Sorgulama</text:p>
      <text:p text:style-name="P1"/>
      <table:table table:name="Tablo22" table:style-name="Tablo22">
        <table:table-column table:style-name="Tablo22.A"/>
        <table:table-row table:style-name="Tablo22.1">
          <table:table-cell table:style-name="Tablo22.A1" office:value-type="string">
            <text:p text:style-name="P1">&lt;sql:query var="result"&gt;</text:p>
            <text:p text:style-name="P20"><text:span text:style-name="T10"><text:s text:c="4"/></text:span><text:span text:style-name="T9">select * from kimlik where ad = 'Hasan'</text:span></text:p>
            <text:p text:style-name="P1">&lt;/sql:query</text:p>
          </table:table-cell>
        </table:table-row>
      </table:table>
      <text:p text:style-name="P1"/>
      <text:p text:style-name="P2">Sonuçları gösterme</text:p>
      <text:p text:style-name="P1"/>
      <table:table table:name="Tablo23" table:style-name="Tablo23">
        <table:table-column table:style-name="Tablo23.A"/>
        <table:table-row table:style-name="Tablo23.1">
          <table:table-cell table:style-name="Tablo23.A1" office:value-type="string">
            <text:p text:style-name="P1">&lt;c:forEach var="satir" items="${result.rows}"&gt;</text:p>
            <text:p text:style-name="P1"><text:span text:style-name="T11"><text:s text:c="4"/></text:span>${satir.ad}-${satir.soyad}</text:p>
            <text:p text:style-name="P1"><text:span text:style-name="T11"><text:s text:c="4"/></text:span>&lt;BR&gt;</text:p>
            <text:p text:style-name="P1">&lt;/c:forEach&gt;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o24" table:style-name="Tablo24">
        <table:table-column table:style-name="Tablo24.A"/>
        <text:soft-page-break/>
        <table:table-row table:style-name="Tablo24.1">
          <table:table-cell table:style-name="Tablo24.A1" office:value-type="string">
            <text:p text:style-name="P1">&lt;sql:query var="result"&gt;</text:p>
            <text:p text:style-name="P1"><text:span text:style-name="T11"><text:s text:c="4"/></text:span>SELECT * FROM kimlik</text:p>
            <text:p text:style-name="P1"><text:span text:style-name="T11"><text:s text:c="8"/></text:span>WHERE ad=? </text:p>
            <text:p text:style-name="P1"><text:span text:style-name="T11"><text:s text:c="8"/></text:span>AND soyad=? </text:p>
            <text:p text:style-name="P1"><text:span text:style-name="T11"><text:s text:c="4"/></text:span>&lt;sql:param value="Hasan"/&gt; <text:s text:c="3"/></text:p>
            <text:p text:style-name="P1"><text:span text:style-name="T11"><text:s text:c="4"/></text:span>&lt;sql:param value="Cakir"/&gt; </text:p>
            <text:p text:style-name="P1">&lt;/sql:query&gt;</text:p>
          </table:table-cell>
        </table:table-row>
      </table:table>
      <text:p text:style-name="P1"/>
      <text:p text:style-name="P2">PreparedStatement tarzı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z0" style:family="text">
      <style:text-properties style:font-name="Symbol" fo:font-size="14pt" style:font-size-asian="14pt" style:font-name-complex="Symbol" style:font-size-complex="14pt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4-14T20:45:01.481880111</meta:creation-date>
    <dc:date>2014-04-14T20:45:18.929414416</dc:date>
    <dc:creator>sertac </dc:creator>
    <meta:editing-duration>P0D</meta:editing-duration>
    <meta:editing-cycles>1</meta:editing-cycles>
    <meta:document-statistic meta:table-count="24" meta:image-count="0" meta:object-count="0" meta:page-count="6" meta:paragraph-count="138" meta:word-count="484" meta:character-count="4948" meta:non-whitespace-character-count="4321"/>
    <meta:generator>LibreOffice/4.1.2.3$Linux_X86_64 LibreOffice_project/410m0$Build-3</meta:generator>
  </office:meta>
</office:document-meta>
</file>